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Vendredi 02 juin</text:p>
      <text:p text:style-name="P7"/>
      <text:p text:style-name="P6">9h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2T09:10:17.494286126</dc:date>
    <meta:editing-duration>P1DT4H55M54S</meta:editing-duration>
    <meta:editing-cycles>158</meta:editing-cycles>
    <meta:generator>LibreOffice/7.3.7.2$Linux_X86_64 LibreOffice_project/30$Build-2</meta:generator>
    <meta:document-statistic meta:table-count="0" meta:image-count="0" meta:object-count="0" meta:page-count="1" meta:paragraph-count="6" meta:word-count="48" meta:character-count="303" meta:non-whitespace-character-count="260"/>
  </office:meta>
</office:document-meta>
</file>